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fd8" officeooo:paragraph-rsid="000bcfd8"/>
    </style:style>
    <style:style style:name="P2" style:family="paragraph" style:parent-style-name="Standard">
      <style:paragraph-properties fo:text-align="center" style:justify-single-word="false"/>
      <style:text-properties officeooo:rsid="000bcfd8" officeooo:paragraph-rsid="0016a6de"/>
    </style:style>
    <style:style style:name="P3" style:family="paragraph" style:parent-style-name="Standard">
      <style:paragraph-properties fo:text-align="center" style:justify-single-word="false"/>
      <style:text-properties fo:font-size="13pt" officeooo:rsid="000bcfd8" officeooo:paragraph-rsid="000bcfd8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0bcfd8" officeooo:paragraph-rsid="000f7408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0bcfd8" officeooo:paragraph-rsid="0016a6de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f9bf9" officeooo:paragraph-rsid="000f9bf9" style:font-size-asian="16pt" style:font-size-complex="16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officeooo:rsid="000bcfd8" officeooo:paragraph-rsid="000bcfd8"/>
    </style:style>
    <style:style style:name="P8" style:family="paragraph" style:parent-style-name="Standard">
      <style:paragraph-properties fo:text-align="center" style:justify-single-word="false"/>
      <style:text-properties fo:font-size="13pt" officeooo:rsid="000bcfd8" officeooo:paragraph-rsid="0016a6de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officeooo:rsid="000bcfd8" officeooo:paragraph-rsid="0016a6de"/>
    </style:style>
    <style:style style:name="T1" style:family="text">
      <style:text-properties officeooo:rsid="000c9287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Herói dos Heróis</text:span><text:tab/>Novo Som <text:span text:style-name="T1">[ 12 ]</text:span></text:p>
      <text:p text:style-name="P1"/>
      <text:p text:style-name="P3">Uma missão coroada de paz,</text:p>
      <text:p text:style-name="P3">alicerçada nas mãos</text:p>
      <text:p text:style-name="P3">do supremo criador.</text:p>
      <text:p text:style-name="P3">No coração exalava o amor</text:p>
      <text:p text:style-name="P3">incompreendido na terra,</text:p>
      <text:p text:style-name="P3">a estrela da manhã.</text:p>
      <text:p text:style-name="P3"/>
      <text:p text:style-name="P3">Mesmo sofrendo ele não reclamou.</text:p>
      <text:p text:style-name="P3">Olhou pro céu e pediu pela humanidade.</text:p>
      <text:p text:style-name="P3">Naquela cruz o herói dos heróis,</text:p>
      <text:p text:style-name="P3">venceu a morte e levou ou!ou!</text:p>
      <text:p text:style-name="P3">sobre si os meus pecados.</text:p>
      <text:p text:style-name="P3"/>
      <text:p text:style-name="P3">Ele deixou sua glória no céu,</text:p>
      <text:p text:style-name="P3">veio revelar a luz do sol da justiça.</text:p>
      <text:p text:style-name="P3">Ele ensinou a verdade e o amor,</text:p>
      <text:p text:style-name="P3">provou do beijo da morte,</text:p>
      <text:p text:style-name="P3">se entregou em meu lugar.</text:p>
      <text:p text:style-name="P3"/>
      <text:p text:style-name="P4">Mesmo sofrendo ele não reclamou.</text:p>
      <text:p text:style-name="P4">Olhou pro céu e pediu pela humanidade.</text:p>
      <text:p text:style-name="P4">Naquela cruz o herói dos heróis,</text:p>
      <text:p text:style-name="P4">venceu a morte e levou ou!ou!</text:p>
      <text:p text:style-name="P4">sobre si os meus pecados.</text:p>
      <text:p text:style-name="P3"/>
      <text:p text:style-name="P3">No coração exalava o amor</text:p>
      <text:p text:style-name="P3">incompreendido na terra,</text:p>
      <text:p text:style-name="P3">a estrela da manhã.</text:p>
      <text:p text:style-name="P3"/>
      <text:p text:style-name="P4">Mesmo sofrendo ele não reclamou.</text:p>
      <text:p text:style-name="P4">Olhou pro céu e pediu pela humanidade.</text:p>
      <text:p text:style-name="P4">Naquela cruz o herói dos heróis,</text:p>
      <text:p text:style-name="P4">venceu a morte e levou ou!ou!</text:p>
      <text:p text:style-name="P4">sobre si os meus pecados.</text:p>
      <text:p text:style-name="P2"><text:span text:style-name="T2">Herói dos Heróis</text:span><text:tab/>Novo Som <text:span text:style-name="T1">[ 12 ]</text:span></text:p>
      <text:p text:style-name="P2"/>
      <text:p text:style-name="P5">Uma missão coroada de paz,</text:p>
      <text:p text:style-name="P5">alicerçada nas mãos</text:p>
      <text:p text:style-name="P5">do supremo criador.</text:p>
      <text:p text:style-name="P5">No coração exalava o amor</text:p>
      <text:p text:style-name="P5">incompreendido na terra,</text:p>
      <text:p text:style-name="P5">a estrela da manhã.</text:p>
      <text:p text:style-name="P5"/>
      <text:p text:style-name="P5">Mesmo sofrendo ele não reclamou.</text:p>
      <text:p text:style-name="P5">Olhou pro céu e pediu pela humanidade.</text:p>
      <text:p text:style-name="P5">Naquela cruz o herói dos heróis,</text:p>
      <text:p text:style-name="P5">venceu a morte e levou ou!ou!</text:p>
      <text:p text:style-name="P5">sobre si os meus pecados.</text:p>
      <text:p text:style-name="P5"/>
      <text:p text:style-name="P5">Ele deixou sua glória no céu,</text:p>
      <text:p text:style-name="P5">veio revelar a luz do sol da justiça.</text:p>
      <text:p text:style-name="P5">Ele ensinou a verdade e o amor,</text:p>
      <text:p text:style-name="P5">provou do beijo da morte,</text:p>
      <text:p text:style-name="P5">se entregou em meu lugar.</text:p>
      <text:p text:style-name="P5"/>
      <text:p text:style-name="P5">Mesmo sofrendo ele não reclamou.</text:p>
      <text:p text:style-name="P5">Olhou pro céu e pediu pela humanidade.</text:p>
      <text:p text:style-name="P5">Naquela cruz o herói dos heróis,</text:p>
      <text:p text:style-name="P5">venceu a morte e levou ou!ou!</text:p>
      <text:p text:style-name="P5">sobre si os meus pecados.</text:p>
      <text:p text:style-name="P5"/>
      <text:p text:style-name="P5">No coração exalava o amor</text:p>
      <text:p text:style-name="P5">incompreendido na terra,</text:p>
      <text:p text:style-name="P5">a estrela da manhã.</text:p>
      <text:p text:style-name="P5"/>
      <text:p text:style-name="P5">Mesmo sofrendo ele não reclamou.</text:p>
      <text:p text:style-name="P5">Olhou pro céu e pediu pela humanidade.</text:p>
      <text:p text:style-name="P5">Naquela cruz o herói dos heróis,</text:p>
      <text:p text:style-name="P5">venceu a morte e levou ou!ou!</text:p>
      <text:p text:style-name="P5">sobre si os meus pecado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6:15.860201067</dc:date>
    <meta:editing-cycles>18</meta:editing-cycles>
    <meta:editing-duration>PT28M32S</meta:editing-duration>
    <meta:generator>LibreOffice/4.4.6.3$Linux_X86_64 LibreOffice_project/40m0$Build-3</meta:generator>
    <meta:document-statistic meta:table-count="0" meta:image-count="0" meta:object-count="0" meta:page-count="1" meta:paragraph-count="60" meta:word-count="322" meta:character-count="1694" meta:non-whitespace-character-count="1432"/>
  </office:meta>
</office:document-meta>
</file>